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/>
    <style:font-face style:name="Arial1" svg:font-family="Arial" style:font-family-generic="swiss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nux Libertine Display G" fo:font-size="26pt" fo:font-weight="bold" officeooo:rsid="0016452d" officeooo:paragraph-rsid="0016452d" style:font-size-asian="26pt" style:font-weight-asian="bold" style:font-size-complex="26pt" style:font-weight-complex="bold"/>
    </style:style>
    <style:style style:name="P2" style:family="paragraph" style:parent-style-name="Standard">
      <style:text-properties officeooo:paragraph-rsid="0016452d"/>
    </style:style>
    <style:style style:name="P3" style:family="paragraph" style:parent-style-name="Standard">
      <style:text-properties officeooo:paragraph-rsid="0016ded2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officeooo:rsid="0016452d" officeooo:paragraph-rsid="0016452d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01acea7"/>
    </style:style>
    <style:style style:name="P6" style:family="paragraph" style:parent-style-name="Table_20_Contents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bold" officeooo:rsid="0016e58f" officeooo:paragraph-rsid="0016e58f" style:text-blinking="false" fo:background-color="#ffffff" style:font-size-asian="12pt" style:font-weight-asian="bold" style:font-size-complex="12pt" style:font-weight-complex="bold"/>
    </style:style>
    <style:style style:name="P7" style:family="paragraph" style:parent-style-name="Table_20_Contents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officeooo:rsid="0016452d" officeooo:paragraph-rsid="0016ded2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able_20_Contents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officeooo:rsid="0016ded2" officeooo:paragraph-rsid="0016ded2" style:text-blinking="false" fo:background-color="transparent" style:font-size-asian="12pt" style:font-weight-asian="bold" style:font-size-complex="12pt" style:font-weight-complex="bold"/>
    </style:style>
    <style:style style:name="P9" style:family="paragraph" style:parent-style-name="Table_20_Contents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officeooo:rsid="0016ded2" officeooo:paragraph-rsid="0016e58f" style:text-blinking="false" fo:background-color="transparent" style:font-size-asian="12pt" style:font-weight-asian="bold" style:font-size-complex="12pt" style:font-weight-complex="bold"/>
    </style:style>
    <style:style style:name="P10" style:family="paragraph" style:parent-style-name="Table_20_Contents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Linux Libertine Display G" fo:font-size="14pt" fo:font-style="normal" style:text-underline-style="none" fo:font-weight="bold" officeooo:rsid="0016ded2" officeooo:paragraph-rsid="0016ded2" style:text-blinking="false" fo:background-color="transparent" style:font-size-asian="14pt" style:font-weight-asian="bold" style:font-size-complex="14pt" style:font-weight-complex="bold"/>
    </style:style>
    <style:style style:name="P11" style:family="paragraph" style:parent-style-name="Table_20_Contents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Linux Libertine Display G" fo:font-size="14pt" fo:font-style="normal" style:text-underline-style="none" fo:font-weight="bold" officeooo:rsid="0016ded2" officeooo:paragraph-rsid="0016e58f" style:text-blinking="false" fo:background-color="transparent" style:font-size-asian="14pt" style:font-weight-asian="bold" style:font-size-complex="14pt" style:font-weight-complex="bold"/>
    </style:style>
    <style:style style:name="P12" style:family="paragraph" style:parent-style-name="Table_20_Contents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66cc" style:text-line-through-style="none" style:text-line-through-type="none" style:font-name="Linux Libertine Display G" fo:font-size="12pt" fo:font-style="normal" style:text-underline-style="solid" style:text-underline-width="auto" style:text-underline-color="font-color" fo:font-weight="bold" officeooo:rsid="0016ded2" officeooo:paragraph-rsid="0016e58f" style:text-blinking="false" fo:background-color="#ffffff" style:font-size-asian="12pt" style:font-weight-asian="bold" style:font-size-complex="12pt" style:font-weight-complex="bold"/>
    </style:style>
    <style:style style:name="P13" style:family="paragraph" style:parent-style-name="Table_20_Contents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size="14pt" fo:font-weight="bold" officeooo:rsid="0016ded2" officeooo:paragraph-rsid="0016ded2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officeooo:rsid="0016452d" officeooo:paragraph-rsid="0016452d" style:text-blinking="false" fo:background-color="transparent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officeooo:rsid="0016452d" officeooo:paragraph-rsid="0016452d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officeooo:rsid="0016e58f" officeooo:paragraph-rsid="0016e58f"/>
    </style:style>
    <style:style style:name="P17" style:family="paragraph" style:parent-style-name="Table_20_Contents" style:list-style-name="L2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officeooo:paragraph-rsid="0016452d" style:text-blinking="false" fo:background-color="transparent" style:font-size-asian="12pt" style:font-size-complex="12pt"/>
    </style:style>
    <style:style style:name="P18" style:family="paragraph" style:parent-style-name="Table_20_Contents" style:list-style-name="L3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officeooo:rsid="0016ded2" officeooo:paragraph-rsid="0016ded2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Table_20_Contents" style:list-style-name="L3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officeooo:rsid="0016ded2" officeooo:paragraph-rsid="001b8d95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able_20_Contents" style:list-style-name="L4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66cc" style:text-line-through-style="none" style:text-line-through-type="none" style:font-name="Linux Libertine Display G" fo:font-size="12pt" fo:font-style="normal" style:text-underline-style="none" fo:font-weight="normal" officeooo:rsid="001d9d2e" officeooo:paragraph-rsid="001d9d2e" style:text-blinking="false" fo:background-color="#ffffff" style:font-size-asian="12pt" style:font-weight-asian="normal" style:font-size-complex="12pt" style:font-weight-complex="normal"/>
    </style:style>
    <style:style style:name="P21" style:family="paragraph" style:parent-style-name="Table_20_Contents" style:list-style-name="L2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officeooo:paragraph-rsid="0016ded2"/>
    </style:style>
    <style:style style:name="P22" style:family="paragraph" style:parent-style-name="Table_20_Contents" style:list-style-name="L4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officeooo:paragraph-rsid="0016e58f"/>
    </style:style>
    <style:style style:name="P23" style:family="paragraph" style:parent-style-name="Table_20_Contents" style:list-style-name="L4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color="#3333ff" fo:font-weight="normal" officeooo:rsid="001d9d2e" officeooo:paragraph-rsid="001d9d2e" style:font-weight-asian="normal" style:font-weight-complex="normal"/>
    </style:style>
    <style:style style:name="P24" style:family="paragraph" style:parent-style-name="Table_20_Contents" style:list-style-name="L4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weight="normal" officeooo:paragraph-rsid="0016e58f" style:font-weight-asian="normal" style:font-weight-complex="normal"/>
    </style:style>
    <style:style style:name="P25" style:family="paragraph" style:parent-style-name="Table_20_Contents" style:list-style-name="L4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weight="normal" officeooo:paragraph-rsid="001d9d2e" style:font-weight-asian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Linux Libertine Display G" fo:font-size="11pt" fo:font-style="normal" style:text-underline-style="none" fo:font-weight="normal" officeooo:rsid="0016452d" style:text-blinking="false" fo:background-color="transparent" loext:char-shading-value="0" style:font-size-asian="11pt" style:font-weight-asian="bold" style:font-size-complex="11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Linux Libertine Display G" fo:font-size="11pt" fo:font-style="normal" style:text-underline-style="none" fo:font-weight="normal" officeooo:rsid="0016452d" style:text-blinking="false" fo:background-color="transparent" loext:char-shading-value="0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Linux Libertine Display G" fo:font-size="11pt" fo:font-style="normal" style:text-underline-style="none" fo:font-weight="normal" officeooo:rsid="0016e58f" style:text-blinking="false" fo:background-color="transparent" loext:char-shading-value="0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Linux Libertine Display G" fo:font-size="11pt" fo:font-style="normal" style:text-underline-style="none" fo:font-weight="bold" officeooo:rsid="0016452d" style:text-blinking="false" fo:background-color="transparent" loext:char-shading-value="0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Linux Libertine Display G" fo:font-size="9pt" fo:font-style="normal" style:text-underline-style="none" fo:font-weight="normal" officeooo:rsid="0016452d" style:text-blinking="false" fo:background-color="transparent" loext:char-shading-value="0" style:font-size-asian="26pt" style:font-weight-asian="bold" style:font-size-complex="26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Linux Libertine Display G" fo:font-size="14pt" fo:font-style="normal" style:text-underline-style="none" fo:font-weight="normal" officeooo:rsid="0016452d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bold" officeooo:rsid="0016452d" style:text-blinking="false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bold" officeooo:rsid="0016ded2" style:text-blinking="false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bold" officeooo:rsid="001acea7" style:text-blinking="false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bold" officeooo:rsid="0016ded2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bold" officeooo:rsid="0016ded2" style:text-blinking="false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officeooo:rsid="0016452d" style:text-blinking="false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officeooo:rsid="0016ded2" style:text-blinking="false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officeooo:rsid="0016452d" style:text-blinking="false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officeooo:rsid="001acea7" style:text-blinking="false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officeooo:rsid="0016452d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officeooo:rsid="0016ded2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officeooo:rsid="0018a238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officeooo:rsid="001acea7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Linux Libertine Display G" fo:font-size="12pt" fo:font-style="normal" style:text-underline-style="none" fo:font-weight="normal" officeooo:rsid="001d9d2e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Linux Libertine Display G" fo:font-style="normal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Linux Libertine Display G" fo:font-style="normal" style:text-underline-style="none" officeooo:rsid="0016452d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Merriweather" fo:font-size="9pt" fo:font-style="normal" style:text-underline-style="none" fo:font-weight="normal" officeooo:rsid="0016452d" style:text-blinking="false" fo:background-color="transparent" loext:char-shading-value="0" style:font-size-asian="26pt" style:font-weight-asian="bold" style:font-size-complex="26pt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super 58%" style:font-name="Linux Libertine Display G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3c78d8" style:text-line-through-style="none" style:text-line-through-type="none" style:font-name="Linux Libertine Display G" fo:font-size="12pt" fo:font-style="normal" style:text-underline-style="none" fo:font-weight="bold" officeooo:rsid="0016ded2" style:text-blinking="false" fo:background-color="transparent" loext:char-shading-value="0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1155cc" style:text-line-through-style="none" style:text-line-through-type="none" style:font-name="Linux Libertine Display G" fo:font-size="12pt" fo:font-style="normal" style:text-underline-style="solid" style:text-underline-width="auto" style:text-underline-color="font-color" fo:font-weight="bold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1155cc" style:text-line-through-style="none" style:text-line-through-type="none" style:font-name="Linux Libertine Display G" fo:font-size="12pt" fo:font-style="normal" style:text-underline-style="solid" style:text-underline-width="auto" style:text-underline-color="font-color" fo:font-weight="bold" officeooo:rsid="001d9d2e" style:text-blinking="false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1155cc" style:text-line-through-style="none" style:text-line-through-type="none" style:font-name="Linux Libertine Display G" fo:font-size="12pt" fo:font-style="normal" style:text-underline-style="solid" style:text-underline-width="auto" style:text-underline-color="font-color" officeooo:rsid="001d9d2e" style:text-blinking="false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1155cc" style:text-line-through-style="none" style:text-line-through-type="none" style:font-name="Linux Libertine Display G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1155cc" style:text-line-through-style="none" style:text-line-through-type="none" style:font-name="Linux Libertine Display G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1155cc" style:text-line-through-style="none" style:text-line-through-type="none" style:font-name="Linux Libertine Display G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1155cc" style:text-line-through-style="none" style:text-line-through-type="none" style:font-name="Linux Libertine Display G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6d9eeb" style:text-line-through-style="none" style:text-line-through-type="none" style:font-name="Linux Libertine Display G" fo:font-size="12pt" fo:font-style="normal" style:text-underline-style="none" fo:font-weight="bold" officeooo:rsid="0016ded2" style:text-blinking="false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66cc" style:text-line-through-style="none" style:text-line-through-type="none" style:font-name="Linux Libertine Display G" fo:font-size="12pt" fo:font-style="normal" style:text-underline-style="none" fo:font-weight="bold" officeooo:rsid="0016ded2" style:text-blinking="false" fo:background-color="transparent" loext:char-shading-value="0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0066cc" style:text-line-through-style="none" style:text-line-through-type="none" style:font-name="Linux Libertine Display G" fo:font-size="12pt" fo:font-style="normal" style:text-underline-style="none" fo:font-weight="bold" officeooo:rsid="0016e58f" style:text-blinking="false" fo:background-color="transparent" loext:char-shading-value="0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0066cc" style:text-line-through-style="none" style:text-line-through-type="none" style:font-name="Linux Libertine Display G" fo:font-size="12pt" fo:font-style="normal" style:text-underline-style="none" fo:font-weight="bold" officeooo:rsid="001d9d2e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66cc" style:text-line-through-style="none" style:text-line-through-type="none" style:font-name="Linux Libertine Display G" fo:font-size="12pt" fo:font-style="normal" style:text-underline-style="none" officeooo:rsid="001d9d2e" style:text-blinking="false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style:text-line-through-style="none" style:text-line-through-type="none" style:font-name="Linux Libertine Display G" fo:font-size="12pt" fo:font-style="normal" style:text-underline-style="none" fo:font-weight="normal" officeooo:rsid="0016ded2" style:text-blinking="false" fo:background-color="transparent" loext:char-shading-value="0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style:text-line-through-style="none" style:text-line-through-type="none" style:font-name="Linux Libertine Display G" fo:font-size="12pt" fo:font-style="normal" style:text-underline-style="none" officeooo:rsid="0016ded2" style:text-blinking="false" fo:background-color="transparent" loext:char-shading-value="0" style:font-size-asian="12pt" style:font-size-complex="12pt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solid" style:text-underline-width="auto" style:text-underline-color="font-color" officeooo:rsid="001d9d2e"/>
    </style:style>
    <style:style style:name="T46" style:family="text">
      <style:text-properties officeooo:rsid="001d9d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njit singh<text:line-break/><text:span text:style-name="T1">Mobile No: 9815869258.</text:span></text:p>
      <text:p text:style-name="P2"><text:a xlink:type="simple" xlink:href="mailto:Ranjit.raja77@gmail.com" text:style-name="Internet_20_link" text:visited-style-name="Visited_20_Internet_20_Link">Ranjit.raja77@gmail.com</text:a><text:span text:style-name="T2"><text:line-break/><text:line-break/>VPO Mudhal Teh and Distt Amritsar.<text:line-break/></text:span><text:span text:style-name="T6"><text:line-break/></text:span><text:span text:style-name="T7"><text:line-break/></text:span><text:span text:style-name="T8">Objective:</text:span><text:span text:style-name="T5"><text:line-break/></text:span><text:span text:style-name="T3">To continue my career with an organization that will utilize my </text:span><text:span text:style-name="T4">Marketing, Sales and Interpersonal</text:span><text:span text:style-name="T3"> skills to benefit mutual growth and success.<text:line-break/><text:line-break/></text:span><text:span text:style-name="T8">Academic Qualification:<text:line-break/></text:span></text:p>
      <text:list xml:id="list6945752672199827886" text:style-name="L1">
        <text:list-item>
          <text:p text:style-name="P14">BCA from Guru nanak dev University Asr.</text:p>
        </text:list-item>
        <text:list-item>
          <text:p text:style-name="P16"><text:span text:style-name="T15">1</text:span><text:span text:style-name="T14">0</text:span><text:span text:style-name="T28">th</text:span><text:span text:style-name="T14"> and 12</text:span><text:span text:style-name="T28">th</text:span><text:span text:style-name="T14"> from PSEB.</text:span></text:p>
        </text:list-item>
      </text:list>
      <text:p text:style-name="P5"><text:span text:style-name="T15"><text:line-break/></text:span><text:span text:style-name="T8">Industrial Experience:<text:line-break/><text:line-break/></text:span><text:span text:style-name="T10">Stark Edge, Mohali</text:span></text:p>
      <text:p text:style-name="P5"><text:span text:style-name="T18"><text:s/></text:span><text:span text:style-name="T17">October 2016 –</text:span><text:span text:style-name="T18"> Currently working<text:line-break/>Job Profile- Research Analyst.</text:span><text:span text:style-name="T8"><text:line-break/><text:line-break/></text:span><text:span text:style-name="T11">Suffescom solutions pvt ltd, <text:s/></text:span><text:span text:style-name="T19">Mohali,<text:line-break/><text:line-break/>March 2015 – </text:span><text:span text:style-name="T20">October 2016</text:span><text:span text:style-name="T19"><text:line-break/>Job Profile- Research Analyst.<text:line-break/>Roles <text:s/>-</text:span></text:p>
      <text:list xml:id="list6340454215172827750" text:style-name="L2">
        <text:list-item>
          <text:p text:style-name="P17">Handling Leads, prospects and Proposals.</text:p>
        </text:list-item>
        <text:list-item>
          <text:p text:style-name="P17">Requirement gathering and drafting proposal.</text:p>
        </text:list-item>
        <text:list-item>
          <text:p text:style-name="P17">Providing updates for ongoing projects.</text:p>
        </text:list-item>
        <text:list-item>
          <text:p text:style-name="P17">Cold calling, Lead generation and lead acquisition.</text:p>
        </text:list-item>
        <text:list-item>
          <text:p text:style-name="P15">International sales.</text:p>
        </text:list-item>
        <text:list-item>
          <text:p text:style-name="P15">Project coordination.</text:p>
        </text:list-item>
      </text:list>
      <text:p text:style-name="P4"/>
      <text:p text:style-name="P3"><text:span text:style-name="T12">E web A1</text:span><text:span text:style-name="T11"> solutions pvt ltd, <text:s/></text:span><text:span text:style-name="T19">Mohali,<text:line-break/><text:line-break/></text:span><text:span text:style-name="T21">November 2014</text:span><text:span text:style-name="T19"> – </text:span><text:span text:style-name="T21">Feburary</text:span><text:span text:style-name="T20">201</text:span><text:span text:style-name="T22">5</text:span><text:span text:style-name="T19"><text:line-break/>Job Profile- </text:span><text:span text:style-name="T24">Trainee</text:span><text:span text:style-name="T19"><text:line-break/>Roles <text:s/>-</text:span></text:p>
      <text:list xml:id="list150402530375602" text:continue-numbering="true" text:style-name="L2">
        <text:list-item>
          <text:p text:style-name="P21"><text:span text:style-name="T21">Bidding over different platforms like Upwork, Elance and Guru</text:span><text:span text:style-name="T17">.</text:span></text:p>
        </text:list-item>
      </text:list>
      <text:p text:style-name="P7"/>
      <text:p text:style-name="P13"><text:span text:style-name="T26">S</text:span><text:span text:style-name="T25">kills:</text:span></text:p>
      <text:list xml:id="list8138258025616478312" text:style-name="L3">
        <text:list-item>
          <text:p text:style-name="P18">Pre and Post sale Brain storming.</text:p>
        </text:list-item>
        <text:list-item>
          <text:p text:style-name="P18">Requirement Gathering.</text:p>
        </text:list-item>
        <text:list-item>
          <text:p text:style-name="P18">Analyzing prospects requirements and providing appropriate suggestions to prospects.</text:p>
        </text:list-item>
      </text:list>
      <text:p text:style-name="P10"><text:soft-page-break/></text:p>
      <text:list xml:id="list150401567667555" text:continue-numbering="true" text:style-name="L3">
        <text:list-item>
          <text:p text:style-name="P19">Cold calling and American process.</text:p>
        </text:list-item>
        <text:list-item>
          <text:p text:style-name="P19">International Sales.</text:p>
        </text:list-item>
        <text:list-item>
          <text:p text:style-name="P19">Handling Leads, Prospects and Proposals.</text:p>
        </text:list-item>
      </text:list>
      <text:p text:style-name="P10"/>
      <text:p text:style-name="P10">Languages:</text:p>
      <text:p text:style-name="P9">English, Hindi and Punjabi.<text:line-break/></text:p>
      <text:p text:style-name="P11">Projects <text:span text:style-name="T46">I worked upon</text:span>: </text:p>
      <text:list xml:id="list4110753170444148350" text:style-name="L4">
        <text:list-item>
          <text:p text:style-name="P24"><text:span text:style-name="T41">www.worldorf.com</text:span></text:p>
        </text:list-item>
        <text:list-item>
          <text:p text:style-name="P23"><text:span text:style-name="T43">www.designereyes.com/</text:span></text:p>
        </text:list-item>
        <text:list-item>
          <text:p text:style-name="P22"><text:a xlink:type="simple" xlink:href="http://www.hvacplus.com/" text:style-name="Internet_20_link" text:visited-style-name="Visited_20_Internet_20_Link"><text:span text:style-name="T36">www.hvacplus.com</text:span></text:a></text:p>
        </text:list-item>
        <text:list-item>
          <text:p text:style-name="P25"><text:span text:style-name="T32">www.worldepay.co</text:span></text:p>
        </text:list-item>
        <text:list-item>
          <text:p text:style-name="P20"><text:span text:style-name="T44">www.cabinetcrafterz.com</text:span></text:p>
        </text:list-item>
      </text:list>
      <text:p text:style-name="P12"/>
      <text:p text:style-name="P6"><text:span text:style-name="T44">Date: </text:span><text:span text:style-name="T45">2/3/2017</text:span> <text:s text:c="130"/><text:span text:style-name="T44">Sign: </text:span></text:p>
      <text:p text:style-name="P8"/>
      <text:p text:style-name="P4"/>
      <text:p text:style-name="P4"><text:line-break/><text:line-break/></text:p>
      <text:p text:style-name="P2"><text:span text:style-name="T17"><text:line-break/></text:span><text:span text:style-name="T5"><text:line-break/></text:span><text:span text:style-name="T27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/>
    <style:font-face style:name="Arial1" svg:font-family="Arial" style:font-family-generic="swiss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4:05:55.416000000</meta:creation-date>
    <dc:date>2017-03-02T15:03:12.483000000</dc:date>
    <meta:editing-duration>PT17M56S</meta:editing-duration>
    <meta:editing-cycles>5</meta:editing-cycles>
    <meta:generator>LibreOffice/5.2.3.3$Windows_x86 LibreOffice_project/d54a8868f08a7b39642414cf2c8ef2f228f780cf</meta:generator>
    <meta:document-statistic meta:table-count="0" meta:image-count="0" meta:object-count="0" meta:page-count="2" meta:paragraph-count="32" meta:word-count="194" meta:character-count="1496" meta:non-whitespace-character-count="1196"/>
  </office:meta>
</office:document-meta>
</file>